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4">
      <style:paragraph-properties fo:text-align="start" style:justify-single-word="false"/>
      <style:text-properties fo:color="#000000" fo:font-size="11pt" fo:font-weight="normal" officeooo:rsid="0007a6eb" officeooo:paragraph-rsid="0007a6e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1pt" fo:font-weight="normal" officeooo:rsid="0007a6eb" officeooo:paragraph-rsid="0007a6eb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5">
      <style:paragraph-properties fo:text-align="start" style:justify-single-word="false"/>
      <style:text-properties fo:color="#000000" fo:font-size="11pt" fo:font-weight="normal" officeooo:rsid="0007a6eb" officeooo:paragraph-rsid="0007a6eb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094e7c" officeooo:paragraph-rsid="00073776" style:font-size-asian="11pt" style:font-weight-asian="normal" style:font-size-complex="11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073776" officeooo:paragraph-rsid="00073776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07377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07377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4586" fo:font-size="12pt" fo:font-weight="normal" officeooo:rsid="000bf72f" officeooo:paragraph-rsid="0007377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07377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073776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1pt" style:font-size-asian="9.60000038146973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07a6eb" officeooo:paragraph-rsid="0007a6eb" style:font-size-asian="9.60000038146973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officeooo:rsid="0007a6eb" officeooo:paragraph-rsid="0007a6eb" style:font-size-asian="9.60000038146973pt" style:font-weight-asian="bold" style:font-size-complex="11pt" style:font-weight-complex="bold"/>
    </style:style>
    <style:style style:name="T1" style:family="text">
      <style:text-properties officeooo:rsid="00073776"/>
    </style:style>
    <style:style style:name="T2" style:family="text">
      <style:text-properties style:text-position="super 58%" officeooo:rsid="00113be3"/>
    </style:style>
    <style:style style:name="T3" style:family="text">
      <style:text-properties officeooo:rsid="00075176"/>
    </style:style>
    <style:style style:name="T4" style:family="text">
      <style:text-properties officeooo:rsid="0008ba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ogress </text:span>Report(Up until <text:span text:style-name="T1">30</text:span><text:span text:style-name="T2">th</text:span> <text:span text:style-name="T1">December</text:span>, 2015)</text:p>
      <text:p text:style-name="P7">Anirudh Tiwari</text:p>
      <text:p text:style-name="P7"/>
      <text:p text:style-name="P7"/>
      <text:p text:style-name="P9">Work Done</text:p>
      <text:list xml:id="list4470954955073485170" text:style-name="L2">
        <text:list-item>
          <text:p text:style-name="P5">I was trying to reconstruct the data set as per Holland's paper. I was partially successful <text:span text:style-name="T3">and created a data set of my own.</text:span></text:p>
        </text:list-item>
      </text:list>
      <text:p text:style-name="P4"/>
      <text:p text:style-name="P10">Results</text:p>
      <text:list xml:id="list1091196785521804164" text:style-name="L4">
        <text:list-header>
          <text:p text:style-name="P1">The data set was constructed in the following steps:</text:p>
          <text:p text:style-name="P1"/>
        </text:list-header>
        <text:list-item>
          <text:p text:style-name="P1">All the chains which had the same number of domains as per CATH &amp; SCOP were selected. I obtained around 80,000 chains from it. </text:p>
        </text:list-item>
        <text:list-item>
          <text:p text:style-name="P1">I classified the obtained chains into Topological classes based on their Class, Architecture and Topology(as per CATH). I obtained 844 topological classes.</text:p>
        </text:list-item>
        <text:list-item>
          <text:p text:style-name="P1">Now, for each of the classes, I tried to obtain a unique k-domain protein. This was done for every k from 1 to 5.</text:p>
        </text:list-item>
        <text:list-item>
          <text:p text:style-name="P1">Following are the results</text:p>
        </text:list-item>
      </text:list>
      <text:p text:style-name="P2"/>
      <text:p text:style-name="P2"><text:tab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Contiguous</text:p>
          </table:table-cell>
          <table:table-cell table:style-name="Table1.A1" office:value-type="string">
            <text:p text:style-name="P14">Non-Contiguous</text:p>
          </table:table-cell>
          <table:table-cell table:style-name="Table1.D1" office:value-type="string">
            <text:p text:style-name="P14">Total</text:p>
          </table:table-cell>
        </table:table-row>
        <table:table-row>
          <table:table-cell table:style-name="Table1.A2" office:value-type="string">
            <text:p text:style-name="P12">1 Domain chains</text:p>
          </table:table-cell>
          <table:table-cell table:style-name="Table1.A2" office:value-type="string">
            <text:p text:style-name="P12">677</text:p>
          </table:table-cell>
          <table:table-cell table:style-name="Table1.A2" office:value-type="string">
            <text:p text:style-name="P11">-</text:p>
          </table:table-cell>
          <table:table-cell table:style-name="Table1.D2" office:value-type="string">
            <text:p text:style-name="P12">677</text:p>
          </table:table-cell>
        </table:table-row>
        <table:table-row>
          <table:table-cell table:style-name="Table1.A2" office:value-type="string">
            <text:p text:style-name="P12">2 Domain chains</text:p>
          </table:table-cell>
          <table:table-cell table:style-name="Table1.A2" office:value-type="string">
            <text:p text:style-name="P12">118</text:p>
          </table:table-cell>
          <table:table-cell table:style-name="Table1.A2" office:value-type="string">
            <text:p text:style-name="P12">29</text:p>
          </table:table-cell>
          <table:table-cell table:style-name="Table1.D2" office:value-type="string">
            <text:p text:style-name="P12">147</text:p>
          </table:table-cell>
        </table:table-row>
        <table:table-row>
          <table:table-cell table:style-name="Table1.A2" office:value-type="string">
            <text:p text:style-name="P12">3 Domain chains</text:p>
          </table:table-cell>
          <table:table-cell table:style-name="Table1.A2" office:value-type="string">
            <text:p text:style-name="P12">38</text:p>
          </table:table-cell>
          <table:table-cell table:style-name="Table1.A2" office:value-type="string">
            <text:p text:style-name="P12">23</text:p>
          </table:table-cell>
          <table:table-cell table:style-name="Table1.D2" office:value-type="string">
            <text:p text:style-name="P12">61</text:p>
          </table:table-cell>
        </table:table-row>
        <table:table-row>
          <table:table-cell table:style-name="Table1.A2" office:value-type="string">
            <text:p text:style-name="P12">4 Domain chains</text:p>
          </table:table-cell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2">5</text:p>
          </table:table-cell>
          <table:table-cell table:style-name="Table1.D2" office:value-type="string">
            <text:p text:style-name="P12">15</text:p>
          </table:table-cell>
        </table:table-row>
        <table:table-row>
          <table:table-cell table:style-name="Table1.A2" office:value-type="string">
            <text:p text:style-name="P12">5 Domain chains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8</text:p>
          </table:table-cell>
          <table:table-cell table:style-name="Table1.D2" office:value-type="string">
            <text:p text:style-name="P12">14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4">914</text:p>
          </table:table-cell>
        </table:table-row>
      </table:table>
      <text:p text:style-name="P2"/>
      <text:list xml:id="list134258720995721" text:continue-numbering="true" text:style-name="L4">
        <text:list-header>
          <text:p text:style-name="P1">Holland's paper had a total of 355 chains, 106 1 domain, 138 two domain, 55 three domain, 8 four domain and 5 five domain chains. </text:p>
        </text:list-header>
      </text:list>
      <text:p text:style-name="P2"/>
      <text:p text:style-name="P2"><text:tab/>Thus, it can be seen that my results differ greatly from Holland's paper, although I'll be starting with data <text:tab/>set itself to test my methods to find the number of domains.</text:p>
      <text:p text:style-name="P2"/>
      <text:p text:style-name="P8">Next Steps</text:p>
      <text:list xml:id="list4556108796145093412" text:style-name="L5">
        <text:list-item>
          <text:p text:style-name="P3">Test my domain finding methods on the constructed data set and hence, improve the methods.</text:p>
        </text:list-item>
        <text:list-item>
          <text:p text:style-name="P3">Side by side, try to reconstruct the Holland's data set, so that we have a standard benchmark to test agains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57:32.725254152</meta:creation-date>
    <dc:date>2015-12-30T13:42:56.421610960</dc:date>
    <meta:editing-duration>PT45M23S</meta:editing-duration>
    <meta:editing-cycles>4</meta:editing-cycles>
    <meta:generator>LibreOffice/4.4.5.2$Linux_X86_64 LibreOffice_project/40$Build-2</meta:generator>
    <meta:document-statistic meta:table-count="1" meta:image-count="0" meta:object-count="0" meta:page-count="1" meta:paragraph-count="40" meta:word-count="252" meta:character-count="1337" meta:non-whitespace-character-count="1125"/>
  </office:meta>
</office:document-meta>
</file>